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B0000024FF19CBF0C.png" manifest:media-type="image/png"/>
  <manifest:file-entry manifest:full-path="Pictures/100000010000028100000277EDFA9E07.png" manifest:media-type="image/png"/>
  <manifest:file-entry manifest:full-path="Pictures/100000000000028B000003F3EA9E4081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text-properties officeooo:rsid="001814bb" officeooo:paragraph-rsid="001814bb"/>
    </style:style>
    <style:style style:name="P3" style:family="paragraph" style:parent-style-name="Standard">
      <style:paragraph-properties fo:break-before="page"/>
      <style:text-properties officeooo:rsid="001814bb" officeooo:paragraph-rsid="001814bb"/>
    </style:style>
    <style:style style:name="T1" style:family="text">
      <style:text-properties fo:background-color="transparent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bc841794-7fff-f74c-a833-3dc94c9fa59e"/><text:s/></text:p>
      <text:p text:style-name="P2">ERD :</text:p>
      <text:p text:style-name="P2"/>
      <text:p text:style-name="P2"><text:bookmark text:name="docs-internal-guid-bc841794-7fff-f74c-a833-3dc94c9fa59e Copy 1"/><text:span text:style-name="T1"><draw:frame draw:style-name="fr1" draw:name="Image1" text:anchor-type="as-char" svg:width="16.51cm" svg:height="12.039cm" draw:z-index="0"><draw:image xlink:href="Pictures/100000010000032B0000024FF19CBF0C.png" xlink:type="simple" xlink:show="embed" xlink:actuate="onLoad" draw:mime-type="image/png"/></draw:frame></text:span><text:s/></text:p>
      <text:p text:style-name="P2"/>
      <text:p text:style-name="P2"/>
      <text:p text:style-name="P2"><text:bookmark text:name="docs-internal-guid-b282c541-7fff-9a38-23d9-b5075694f144"/><text:s/></text:p>
      <text:p text:style-name="P2"/>
      <text:p text:style-name="P3">USE CASE :</text:p>
      <text:p text:style-name="P2"><text:s/></text:p>
      <text:p text:style-name="P2"><text:bookmark text:name="docs-internal-guid-b282c541-7fff-9a38-23d9-b5075694f144 Copy 1"/><text:span text:style-name="T1"><draw:frame draw:style-name="fr1" draw:name="Image2" text:anchor-type="as-char" svg:width="16.51cm" svg:height="16.272cm" draw:z-index="1"><draw:image xlink:href="Pictures/100000010000028100000277EDFA9E07.png" xlink:type="simple" xlink:show="embed" xlink:actuate="onLoad" draw:mime-type="image/png"/></draw:frame></text:span><text:s/></text:p>
      <text:p text:style-name="P2"/>
      <text:p text:style-name="P3">ACTIVITY DIAGRAM : </text:p>
      <text:p text:style-name="P2"/>
      <text:p text:style-name="P2"><text:bookmark text:name="docs-internal-guid-78c258c8-7fff-9cd4-3609-0dd9c7240068"/><text:span text:style-name="T1"><draw:frame draw:style-name="fr1" draw:name="Image3" text:anchor-type="as-char" svg:width="13.573cm" svg:height="21.114cm" draw:z-index="2"><draw:image xlink:href="Pictures/100000000000028B000003F3EA9E4081.jpg" xlink:type="simple" xlink:show="embed" xlink:actuate="onLoad" draw:mime-type="image/jpeg"/></draw:frame></text:span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1T22:29:28.721000000</meta:creation-date>
    <dc:date>2024-03-01T22:32:14.287000000</dc:date>
    <meta:editing-duration>PT2M46S</meta:editing-duration>
    <meta:editing-cycles>1</meta:editing-cycles>
    <meta:generator>LibreOffice/7.6.4.1$Windows_X86_64 LibreOffice_project/e19e193f88cd6c0525a17fb7a176ed8e6a3e2aa1</meta:generator>
    <meta:document-statistic meta:table-count="0" meta:image-count="3" meta:object-count="0" meta:page-count="3" meta:paragraph-count="9" meta:word-count="8" meta:character-count="40" meta:non-whitespace-character-count="28"/>
  </office:meta>
</office:document-meta>
</file>